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text-underline-type="single" style:text-underline-style="solid" style:text-underline-width="auto" style:text-underline-mode="continuous"/>
    </style:style>
  </office:automatic-styles>
  <office:body>
    <office:text text:use-soft-page-breaks="true">
      <text:p text:style-name="P1">User Sccenario 1: Jeremy Elbertson</text:p>
      <text:p text:style-name="Normal">Jeremy has just begun a new semester at Waterford Institute of Technology. He wants to see his new timetable for the semester so he can see what time he needs to be at the college in the morning.<text:s/></text:p>
      <text:p text:style-name="Normal">From his phone he opens the Timetable app and logs in using his WIT account details. He is then presented with his timetable in an easily readable and mobile friendly manner. He knows that he cannot make a class later in the week due to an appointment so he selects that class and can see the email of the lecturer who runs it so he can send an email to them explaining his absence. He then adds a custom reminder to his timetable about his appointment that day. He will get a notification about this at the time.<text:s/></text:p>
      <text:p text:style-name="Normal"/>
      <text:p text:style-name="Normal">User Scenario 2: Johnny Sins</text:p>
      <text:p text:style-name="Normal">Johnny is preparing for the new year at the college and as per usual is in charge of assembling the timetable for the coming year.</text:p>
      <text:p text:style-name="Normal">He opens the timetable service on his pc. <text:s/>He can login using his staff email which gives him the ability to create timetables. He can choose which course he wants to create a timetable for. Once a timetable is created, he can easily assign it to the students by selecting their class group which will automatically assign it to each student number/login details in the group.<text:s/></text:p>
      <text:p text:style-name="Normal">User Scenario 3: Lewis Brindley</text:p>
      <text:p text:style-name="Normal">Lewis teaches many classes across the campus throughout the week and finds it impossible to remember where he’s meant to be at any given time.<text:s/></text:p>
      <text:p text:style-name="Normal">As he enters the college for his first class of the<text:s/>morning,<text:s/>he receives a notification on his phone from the timetable app telling him what his first class is, the time its at, and most importantly which room its in. When Lewis finishes his first lecture of the<text:s/>day,<text:s/>he again receives another notification from the app with the details about<text:s/>his next clas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nor Gleeson (20093384)</meta:initial-creator>
    <dc:creator>Conor Gleeson (20093384)</dc:creator>
    <meta:creation-date>2022-03-14T15:30:00Z</meta:creation-date>
    <dc:date>2022-03-14T19:57:00Z</dc:date>
    <meta:template xlink:href="Normal" xlink:type="simple"/>
    <meta:editing-cycles>3</meta:editing-cycles>
    <meta:editing-duration>PT2760S</meta:editing-duration>
    <meta:document-statistic meta:page-count="1" meta:paragraph-count="3" meta:word-count="271" meta:character-count="1819" meta:row-count="12" meta:non-whitespace-character-count="1551"/>
  </office:meta>
</office:document-meta>
</file>